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4C060564.png" manifest:media-type=""/>
  <manifest:file-entry manifest:full-path="Pictures/100010580000909C0000166F515F01A7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27cm" svg:stroke-color="#000000" draw:marker-start-width="0.519cm" draw:marker-end-width="0.51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3.17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333333"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7cm" svg:x="1.4cm" svg:y="0.8cm" presentation:class="title">
          <draw:text-box>
            <text:p><text:span text:style-name="T1">CTEX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MI-ROZ, FIT ČVUT</text:span></text:p>
            <text:p>František Hejl, Tomáš Peterka, Ján Tkačík</text:p>
            <text:p/>
            <text:p><text:span text:style-name="T3">8.ledna 2014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Popis algoritmu</text:span></text:p>
          </draw:text-box>
        </draw:frame>
        <draw:custom-shape draw:style-name="gr2" draw:text-style-name="P3" xml:id="id5" draw:id="id5" draw:layer="layout" svg:width="4.572cm" svg:height="1.778cm" svg:x="20.32cm" svg:y="7.366cm">
          <text:p text:style-name="P2"><text:span text:style-name="T4">RGB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572cm" svg:height="1.778cm" svg:x="1.778cm" svg:y="7.112cm">
          <text:p text:style-name="P2"><text:span text:style-name="T4">YIQ 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762cm" svg:height="0.921cm" svg:x="12.44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custom-shape draw:style-name="gr2" draw:text-style-name="P2" draw:layer="layout" svg:width="6.35cm" svg:height="3.81cm" svg:x="9.652cm" svg:y="6.35cm">
            <text:p text:style-name="P2"><text:span text:style-name="T5">SOM</text:span></text:p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794cm" svg:height="2.286cm" svg:x="9.906cm" svg:y="7.62cm">
            <text:p text:style-name="P2"><text:span text:style-name="T6">dominant</text:span></text:p>
            <text:p text:style-name="P2"><text:span text:style-name="T6">col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794cm" svg:height="2.286cm" svg:x="12.954cm" svg:y="7.62cm">
            <text:p text:style-name="P2"><text:span text:style-name="T6">clusters</text:span></text:p>
            <text:p text:style-name="P2"><text:span text:style-name="T6">redu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2" draw:text-style-name="P2" draw:layer="layout" svg:width="6.35cm" svg:height="3.81cm" svg:x="9.652cm" svg:y="11.176cm">
            <text:p text:style-name="P2"><text:span text:style-name="T5">K-means</text:span></text:p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794cm" svg:height="2.286cm" svg:x="11.43cm" svg:y="12.446cm">
            <text:p text:style-name="P2"><text:span text:style-name="T6">dominant</text:span></text:p>
            <text:p text:style-name="P2"><text:span text:style-name="T6">col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2" draw:layer="layout" draw:type="curve" svg:x1="4.064cm" svg:y1="8.89cm" svg:x2="9.652cm" svg:y2="13.081cm" draw:start-shape="id1" draw:start-glue-point="2" draw:end-shape="id2" draw:end-glue-point="3" svg:d="m4064 8890c0 2794 1862 4191 5588 4191" svg:viewBox="0 0 5589 4192">
          <text:p text:style-name="P2">smoothed</text:p>
        </draw:connector>
        <draw:g xml:id="id8" draw:id="id8">
          <draw:custom-shape draw:style-name="gr2" draw:text-style-name="P2" xml:id="id3" draw:id="id3" draw:layer="layout" svg:width="6.35cm" svg:height="3.81cm" svg:x="9.652cm" svg:y="16.51cm">
            <text:p text:style-name="P2"><text:span text:style-name="T5">K-means</text:span>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81cm" svg:height="2.286cm" svg:x="10.414cm" svg:y="17.78cm">
            <text:p text:style-name="P2"><text:span text:style-name="T6">6D vector</text:span></text:p>
            <text:p text:style-name="P2"><text:span text:style-name="T6">(R,G,B,Y,I,Q)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xml:id="id4" draw:id="id4" draw:layer="layout" svg:width="0.762cm" svg:height="0.762cm" svg:x="20.3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6.002cm" svg:y1="18.415cm" svg:x2="20.32cm" svg:y2="18.669cm" draw:start-shape="id3" draw:start-glue-point="1" draw:end-shape="id4" draw:end-glue-point="6" svg:d="m16002 18415c3192 0 1033 254 4318 254" svg:viewBox="0 0 4319 255">
          <text:p text:style-name="P2">centroids</text:p>
          <text:p text:style-name="P2"/>
        </draw:connector>
        <draw:connector draw:style-name="gr5" draw:text-style-name="P2" draw:layer="layout" draw:type="curve" svg:x1="22.606cm" svg:y1="9.144cm" svg:x2="16.002cm" svg:y2="13.081cm" draw:start-shape="id5" draw:start-glue-point="2" draw:end-shape="id2" draw:end-glue-point="1" svg:d="m22606 9144c0 2625-2201 3937-6604 3937" svg:viewBox="0 0 6605 3938">
          <text:p text:style-name="P2">smoothed</text:p>
        </draw:connector>
        <draw:connector draw:style-name="gr5" draw:text-style-name="P2" draw:layer="layout" draw:type="curve" svg:x1="12.827cm" svg:y1="10.16cm" svg:x2="12.827cm" svg:y2="11.176cm" draw:start-shape="id6" draw:start-glue-point="2" draw:end-shape="id2" draw:end-glue-point="0" svg:d="m12827 10160v1016" svg:viewBox="0 0 1 1017">
          <text:p text:style-name="P2"/>
          <text:p text:style-name="P2">#clusters <text:s text:c="19"/></text:p>
          <text:p text:style-name="P2"><text:s text:c="13"/></text:p>
        </draw:connector>
        <draw:connector draw:style-name="gr7" draw:text-style-name="P2" draw:layer="layout" draw:type="curve" svg:x1="12.446cm" svg:y1="5.287cm" svg:x2="4.064cm" svg:y2="7.112cm" draw:start-shape="id7" draw:start-glue-point="6" draw:end-shape="id1" draw:end-glue-point="0" svg:d="m12446 5287c-5588 0-8382 608-8382 1825" svg:viewBox="0 0 8383 1826">
          <text:p/>
        </draw:connector>
        <draw:connector draw:style-name="gr7" draw:text-style-name="P2" draw:layer="layout" draw:type="curve" svg:x1="13.208cm" svg:y1="5.287cm" svg:x2="22.606cm" svg:y2="7.366cm" draw:start-shape="id7" draw:start-glue-point="10" draw:end-shape="id5" draw:end-glue-point="0" svg:d="m13208 5287c6266 0 9398 693 9398 2079" svg:viewBox="0 0 9399 2080">
          <text:p/>
        </draw:connector>
        <draw:connector draw:style-name="gr5" draw:text-style-name="P2" draw:layer="layout" draw:type="curve" svg:x1="20.32cm" svg:y1="8.255cm" svg:x2="16.002cm" svg:y2="8.255cm" draw:start-shape="id5" draw:start-glue-point="3" draw:end-shape="id6" draw:end-glue-point="1" svg:d="m20320 8255h-4318" svg:viewBox="0 0 4319 1">
          <text:p text:style-name="P2">smoothed</text:p>
          <text:p text:style-name="P2"/>
          <text:p text:style-name="P2"/>
        </draw:connector>
        <draw:connector draw:style-name="gr5" draw:text-style-name="P2" draw:layer="layout" draw:type="curve" draw:line-skew="0.582cm" svg:x1="16.002cm" svg:y1="13.081cm" svg:x2="12.827cm" svg:y2="16.51cm" draw:start-shape="id2" draw:start-glue-point="1" draw:end-shape="id8" draw:end-glue-point="0" svg:d="m16002 13081c1624 0 1354 1333 154 1905s-3329 381-3329 1524" svg:viewBox="0 0 4312 3430">
          <text:p text:style-name="P2"><text:s text:c="63"/>RGB clustered image</text:p>
        </draw:connector>
        <draw:connector draw:style-name="gr5" draw:text-style-name="P2" draw:layer="layout" draw:type="curve" draw:line-skew="-0.581cm" svg:x1="9.652cm" svg:y1="13.081cm" svg:x2="12.827cm" svg:y2="16.51cm" draw:start-shape="id2" draw:start-glue-point="3" draw:end-shape="id8" draw:end-glue-point="0" svg:d="m9652 13081c-1623 0-1352 1333-153 1905s3328 381 3328 1524" svg:viewBox="0 0 4311 3430">
          <text:p text:style-name="P2">YIQ clustered image <text:s text:c="60"/></text:p>
        </draw:connecto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>
            <draw:text-box>
              <text:p>YIQ – lepší viditelnost světlosti a barevnosti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4C06056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6T22:21:22.367869502</meta:creation-date>
    <dc:date>2014-01-06T23:44:06.660730753</dc:date>
    <meta:editing-duration>PT1H3M57S</meta:editing-duration>
    <meta:editing-cycles>7</meta:editing-cycles>
    <meta:generator>LibreOffice/4.1.4.2$Linux_x86 LibreOffice_project/410m0$Build-2</meta:generator>
    <meta:document-statistic meta:object-count="63"/>
  </office:meta>
</office:document-meta>
</file>